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February 8, 2022 (05:58:26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22:58:43Z</meta:creation-date>
    <dc:date>2022-02-08T22:58:43Z</dc:date>
    <meta:user-defined meta:name="date" meta:value-type="string">February   8, 2022 (05:58:26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